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5481" officeooo:paragraph-rsid="00145481"/>
    </style:style>
    <style:style style:name="P2" style:family="paragraph" style:parent-style-name="Standard">
      <style:paragraph-properties fo:text-align="center" style:justify-single-word="false"/>
      <style:text-properties officeooo:rsid="00145481" officeooo:paragraph-rsid="00145481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2"><text:span text:style-name="T1">BINARY_TREE.cpp</text:span></text:p>
      <text:p text:style-name="P1"></text:p>
      <text:p text:style-name="P1"></text:p>
      <text:p text:style-name="P1">/*<text:span text:style-name="T1">ROLL NUMBER : 2002</text:span></text:p>
      <text:p text:style-name="P1"><text:span text:style-name="T1">BATCH : E-10</text:span>*/</text:p>
      <text:p text:style-name="P1"></text:p>
      <text:p text:style-name="P1">#include &lt;iostream&gt;</text:p>
      <text:p text:style-name="P1">#include&lt;stdlib.h&gt;</text:p>
      <text:p text:style-name="P1">#include "b_tree.h"</text:p>
      <text:p text:style-name="P1">using namespace std;</text:p>
      <text:p text:style-name="P1"></text:p>
      <text:p text:style-name="P1">int main()</text:p>
      <text:p text:style-name="P1">{</text:p>
      <text:p text:style-name="P1"><text:tab/>b_tree b;</text:p>
      <text:p text:style-name="P1"><text:tab/>node *r;</text:p>
      <text:p text:style-name="P1"></text:p>
      <text:p text:style-name="P1"><text:tab/>node *p;</text:p>
      <text:p text:style-name="P1"><text:tab/>node *copy;</text:p>
      <text:p text:style-name="P1"><text:tab/>do</text:p>
      <text:p text:style-name="P1"><text:tab/><text:tab/>{</text:p>
      <text:p text:style-name="P1"><text:tab/><text:tab/><text:tab/>int ch;</text:p>
      <text:p text:style-name="P1"><text:tab/><text:tab/><text:tab/>cout&lt;&lt;"\t----------------MENU------------------\n";</text:p>
      <text:p text:style-name="P1"></text:p>
      <text:p text:style-name="P1"><text:tab/><text:tab/><text:tab/>cout&lt;&lt;"\t\t1.Create\n\t\t2.Depth of Tree\n\t\t3.Display Leaves\n\t\t4.Display tree\n\t\t"</text:p>
      <text:p text:style-name="P1"><text:tab/><text:tab/><text:tab/><text:tab/><text:tab/>"5.Create a copy\n\t\t6.Level Display\n\t\t7.Exit\n\n";</text:p>
      <text:p text:style-name="P1"><text:tab/><text:tab/><text:tab/>cout&lt;&lt;"Enter Choice : ";</text:p>
      <text:p text:style-name="P1"><text:tab/><text:tab/><text:tab/>cin&gt;&gt;ch;</text:p>
      <text:p text:style-name="P1"><text:tab/><text:tab/><text:tab/>cout&lt;&lt;endl;</text:p>
      <text:p text:style-name="P1"></text:p>
      <text:p text:style-name="P1"><text:tab/><text:tab/><text:tab/>switch(ch)</text:p>
      <text:p text:style-name="P1"><text:tab/><text:tab/><text:tab/>{</text:p>
      <text:p text:style-name="P1"><text:tab/><text:tab/><text:tab/><text:tab/>case 1: r=b.create();</text:p>
      <text:p text:style-name="P1"><text:tab/><text:tab/><text:tab/><text:tab/><text:tab/> <text:s text:c="3"/>break;</text:p>
      <text:p text:style-name="P1"></text:p>
      <text:p text:style-name="P1"><text:tab/><text:tab/><text:tab/><text:tab/>case 2:<text:tab/>cout&lt;&lt;"Height of tree is : "&lt;&lt;b.height(r)&lt;&lt;endl;</text:p>
      <text:p text:style-name="P1"><text:tab/><text:tab/><text:tab/><text:tab/><text:tab/><text:tab/>break;</text:p>
      <text:p text:style-name="P1"></text:p>
      <text:p text:style-name="P1"><text:tab/><text:tab/><text:tab/><text:tab/>case 3: cout&lt;&lt;"Leaf Nodes Are : ";</text:p>
      <text:p text:style-name="P1"><text:tab/><text:tab/><text:tab/><text:tab/><text:tab/><text:tab/>p=b.display_leaf(r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</text:p>
      <text:p text:style-name="P1"><text:tab/><text:tab/><text:tab/><text:tab/>case 4: cout&lt;&lt;"Tree in preorder is :: \n";</text:p>
      <text:p text:style-name="P1"><text:tab/><text:tab/><text:tab/><text:tab/><text:tab/><text:tab/>b.display(r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</text:p>
      <text:p text:style-name="P1"><text:tab/><text:tab/><text:tab/><text:tab/>case 5: copy=b.copy_tree(r);</text:p>
      <text:p text:style-name="P1"><text:tab/><text:tab/><text:tab/><text:tab/><text:tab/><text:tab/>cout&lt;&lt;"\t\t!! Copied !!\n\n";</text:p>
      <text:p text:style-name="P1"><text:tab/><text:tab/><text:tab/><text:tab/><text:tab/><text:tab/>b.display(copy);</text:p>
      <text:p text:style-name="P1"><text:soft-page-break/><text:tab/><text:tab/><text:tab/><text:tab/><text:tab/><text:tab/>break;</text:p>
      <text:p text:style-name="P1"></text:p>
      <text:p text:style-name="P1"><text:tab/><text:tab/><text:tab/><text:tab/>case 6:<text:tab/>cout&lt;&lt;"Tree in level order is :: \n";</text:p>
      <text:p text:style-name="P1"><text:tab/><text:tab/><text:tab/><text:tab/><text:tab/><text:tab/>b.display_level(r);</text:p>
      <text:p text:style-name="P1"><text:tab/><text:tab/><text:tab/><text:tab/><text:tab/><text:tab/>cout&lt;&lt;"\n\n";</text:p>
      <text:p text:style-name="P1"><text:tab/><text:tab/><text:tab/><text:tab/><text:tab/><text:tab/>break;</text:p>
      <text:p text:style-name="P1"></text:p>
      <text:p text:style-name="P1"><text:tab/><text:tab/><text:tab/><text:tab/>case 7:<text:tab/>exit(0);</text:p>
      <text:p text:style-name="P1"><text:tab/><text:tab/><text:tab/><text:tab/><text:tab/><text:tab/>break;</text:p>
      <text:p text:style-name="P1"></text:p>
      <text:p text:style-name="P1"><text:tab/><text:tab/><text:tab/>}</text:p>
      <text:p text:style-name="P1"><text:tab/><text:tab/>}</text:p>
      <text:p text:style-name="P1"><text:tab/><text:tab/>while(1);</text:p>
      <text:p text:style-name="P1"></text:p>
      <text:p text:style-name="P1"><text:tab/>return 0;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 text:c="24"/><text:span text:style-name="T1">B_TREE.h</text:span></text:p>
      <text:p text:style-name="P1"></text:p>
      <text:p text:style-name="P1"><text:soft-page-break/></text:p>
      <text:p text:style-name="P1">/*</text:p>
      <text:p text:style-name="P1"><text:s/>* b_tree.h</text:p>
      <text:p text:style-name="P1"><text:s/>*</text:p>
      <text:p text:style-name="P1"><text:s/>* <text:s/>Created on: 15-Jan-2018</text:p>
      <text:p text:style-name="P1"><text:s/>* <text:s text:c="5"/>Author: e2002</text:p>
      <text:p text:style-name="P1"><text:s/>*/</text:p>
      <text:p text:style-name="P1"></text:p>
      <text:p text:style-name="P1">#ifndef B_TREE_H_</text:p>
      <text:p text:style-name="P1">#define B_TREE_H_</text:p>
      <text:p text:style-name="P1"></text:p>
      <text:p text:style-name="P1">struct node</text:p>
      <text:p text:style-name="P1">{</text:p>
      <text:p text:style-name="P1"><text:tab/>node *left;</text:p>
      <text:p text:style-name="P1"><text:tab/>node *right;</text:p>
      <text:p text:style-name="P1"></text:p>
      <text:p text:style-name="P1"><text:tab/>int data;</text:p>
      <text:p text:style-name="P1">};</text:p>
      <text:p text:style-name="P1"></text:p>
      <text:p text:style-name="P1">class b_tree</text:p>
      <text:p text:style-name="P1">{</text:p>
      <text:p text:style-name="P1"><text:tab/>node * root;</text:p>
      <text:p text:style-name="P1"><text:tab/>public:</text:p>
      <text:p text:style-name="P1"><text:tab/><text:tab/><text:tab/>node* create();</text:p>
      <text:p text:style-name="P1"><text:tab/><text:tab/><text:tab/>node* display_leaf(node *);</text:p>
      <text:p text:style-name="P1"><text:tab/><text:tab/><text:tab/>int height(node *);</text:p>
      <text:p text:style-name="P1"><text:tab/><text:tab/><text:tab/>void display(node *);</text:p>
      <text:p text:style-name="P1"><text:tab/><text:tab/><text:tab/>void display_level(node *);</text:p>
      <text:p text:style-name="P1"><text:tab/><text:tab/><text:tab/>node *copy_tree(node *);</text:p>
      <text:p text:style-name="P1">};</text:p>
      <text:p text:style-name="P1"></text:p>
      <text:p text:style-name="P1">#endif /* B_TREE_H_ *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</text:p>
      <text:p text:style-name="P1"><text:s text:c="30"/><text:span text:style-name="T1">B_TREE.cpp</text:span></text:p>
      <text:p text:style-name="P1"></text:p>
      <text:p text:style-name="P1"><text:soft-page-break/>/*</text:p>
      <text:p text:style-name="P1"><text:s/>* b_tree.cpp</text:p>
      <text:p text:style-name="P1"><text:s/>*</text:p>
      <text:p text:style-name="P1"><text:s/>* <text:s/>Created on: 15-Jan-2018</text:p>
      <text:p text:style-name="P1"><text:s/>* <text:s text:c="5"/>Author: e2002</text:p>
      <text:p text:style-name="P1"><text:s/>*/</text:p>
      <text:p text:style-name="P1"></text:p>
      <text:p text:style-name="P1">#include "b_tree.h"</text:p>
      <text:p text:style-name="P1">#include&lt;bits/stdc++.h&gt;</text:p>
      <text:p text:style-name="P1">#include&lt;iostream&gt;</text:p>
      <text:p text:style-name="P1">#include&lt;malloc.h&gt;</text:p>
      <text:p text:style-name="P1">#include&lt;queue&gt;</text:p>
      <text:p text:style-name="P1">using namespace std;</text:p>
      <text:p text:style-name="P1"></text:p>
      <text:p text:style-name="P1">node * b_tree :: create()</text:p>
      <text:p text:style-name="P1">{</text:p>
      <text:p text:style-name="P1"><text:tab/>node *p;</text:p>
      <text:p text:style-name="P1"><text:tab/>int x;</text:p>
      <text:p text:style-name="P1"></text:p>
      <text:p text:style-name="P1"><text:tab/>cout&lt;&lt;"Enter Element (-1 for null data) of node : ";</text:p>
      <text:p text:style-name="P1"><text:tab/>cin&gt;&gt;x;</text:p>
      <text:p text:style-name="P1"></text:p>
      <text:p text:style-name="P1"><text:tab/>if(x==-1)</text:p>
      <text:p text:style-name="P1"><text:tab/><text:tab/>return NULL;</text:p>
      <text:p text:style-name="P1"></text:p>
      <text:p text:style-name="P1"><text:tab/>p=new node;</text:p>
      <text:p text:style-name="P1"></text:p>
      <text:p text:style-name="P1"><text:tab/>p-&gt;data=x;</text:p>
      <text:p text:style-name="P1"></text:p>
      <text:p text:style-name="P1"><text:tab/>cout&lt;&lt;"Left node of "&lt;&lt;x&lt;&lt;" :: \n\t";</text:p>
      <text:p text:style-name="P1"><text:tab/>p-&gt;left=create();</text:p>
      <text:p text:style-name="P1"><text:tab/>cout&lt;&lt;"Right node of "&lt;&lt;x&lt;&lt;" :: \n\t";</text:p>
      <text:p text:style-name="P1"><text:tab/>p-&gt;right=create();</text:p>
      <text:p text:style-name="P1"></text:p>
      <text:p text:style-name="P1"><text:tab/>return p;</text:p>
      <text:p text:style-name="P1"></text:p>
      <text:p text:style-name="P1">}</text:p>
      <text:p text:style-name="P1"></text:p>
      <text:p text:style-name="P1"></text:p>
      <text:p text:style-name="P1">node * b_tree :: display_leaf(node * root)</text:p>
      <text:p text:style-name="P1">{</text:p>
      <text:p text:style-name="P1"><text:tab/>node *temp;</text:p>
      <text:p text:style-name="P1"><text:tab/>temp=root;</text:p>
      <text:p text:style-name="P1"></text:p>
      <text:p text:style-name="P1"><text:tab/>if(temp != NULL)</text:p>
      <text:p text:style-name="P1"><text:tab/>{</text:p>
      <text:p text:style-name="P1"><text:tab/><text:tab/>if(temp-&gt;right==NULL &amp;&amp; temp-&gt;left==NULL)</text:p>
      <text:p text:style-name="P1"><text:tab/><text:tab/><text:tab/>cout&lt;&lt;""&lt;&lt;temp-&gt;data&lt;&lt;" ";</text:p>
      <text:p text:style-name="P1"></text:p>
      <text:p text:style-name="P1"><text:tab/><text:tab/>else</text:p>
      <text:p text:style-name="P1"><text:tab/><text:tab/>{</text:p>
      <text:p text:style-name="P1"><text:tab/><text:tab/><text:tab/>display_leaf(temp-&gt;right);</text:p>
      <text:p text:style-name="P1"><text:soft-page-break/><text:tab/><text:tab/><text:tab/>display_leaf(temp-&gt;left);</text:p>
      <text:p text:style-name="P1"><text:tab/><text:tab/>}</text:p>
      <text:p text:style-name="P1"><text:tab/>}</text:p>
      <text:p text:style-name="P1"><text:tab/>return temp;</text:p>
      <text:p text:style-name="P1">}</text:p>
      <text:p text:style-name="P1"></text:p>
      <text:p text:style-name="P1">int b_tree :: height(node * root)</text:p>
      <text:p text:style-name="P1">{</text:p>
      <text:p text:style-name="P1"><text:tab/>if(root==NULL)</text:p>
      <text:p text:style-name="P1"><text:tab/><text:tab/>return 0;</text:p>
      <text:p text:style-name="P1"></text:p>
      <text:p text:style-name="P1"><text:tab/>int left_height=0,right_height=0;</text:p>
      <text:p text:style-name="P1"></text:p>
      <text:p text:style-name="P1"><text:tab/>left_height =height(root-&gt;left)+1;</text:p>
      <text:p text:style-name="P1"><text:tab/>right_height=height(root-&gt;right)+1;</text:p>
      <text:p text:style-name="P1"></text:p>
      <text:p text:style-name="P1"><text:tab/>return (left_height&gt;right_height) ? <text:s/>left_height : <text:s/>right_height;</text:p>
      <text:p text:style-name="P1">}</text:p>
      <text:p text:style-name="P1"></text:p>
      <text:p text:style-name="P1">node * b_tree :: copy_tree(node * root)</text:p>
      <text:p text:style-name="P1">{</text:p>
      <text:p text:style-name="P1"><text:tab/>if(root==NULL)</text:p>
      <text:p text:style-name="P1"><text:tab/><text:tab/><text:tab/>return NULL;</text:p>
      <text:p text:style-name="P1"><text:tab/>node * copy;</text:p>
      <text:p text:style-name="P1"></text:p>
      <text:p text:style-name="P1"><text:tab/>copy=new node;</text:p>
      <text:p text:style-name="P1"></text:p>
      <text:p text:style-name="P1"><text:tab/>copy-&gt;data=root-&gt;data;</text:p>
      <text:p text:style-name="P1"></text:p>
      <text:p text:style-name="P1"><text:tab/>copy-&gt;left=copy_tree(root-&gt;left);</text:p>
      <text:p text:style-name="P1"><text:tab/>copy-&gt;right=copy_tree(root-&gt;right);</text:p>
      <text:p text:style-name="P1"></text:p>
      <text:p text:style-name="P1"><text:tab/>return copy;</text:p>
      <text:p text:style-name="P1">}</text:p>
      <text:p text:style-name="P1"></text:p>
      <text:p text:style-name="P1">void b_tree :: display(node * root)</text:p>
      <text:p text:style-name="P1">{</text:p>
      <text:p text:style-name="P1"><text:tab/>if(root==NULL)</text:p>
      <text:p text:style-name="P1"><text:tab/><text:tab/>return ;</text:p>
      <text:p text:style-name="P1"></text:p>
      <text:p text:style-name="P1"><text:tab/>cout&lt;&lt;root-&gt;data&lt;&lt;" ";</text:p>
      <text:p text:style-name="P1"></text:p>
      <text:p text:style-name="P1"><text:tab/>display(root-&gt;left);</text:p>
      <text:p text:style-name="P1"><text:tab/>display(root-&gt;right);</text:p>
      <text:p text:style-name="P1">}</text:p>
      <text:p text:style-name="P1"></text:p>
      <text:p text:style-name="P1">void b_tree :: display_level(node * root)</text:p>
      <text:p text:style-name="P1">{</text:p>
      <text:p text:style-name="P1"><text:tab/>queue&lt;node *&gt; q1, q2;</text:p>
      <text:p text:style-name="P1"></text:p>
      <text:p text:style-name="P1"><text:s text:c="6"/>if (root == NULL)</text:p>
      <text:p text:style-name="P1"><text:s text:c="10"/>return;</text:p>
      <text:p text:style-name="P1"><text:soft-page-break/></text:p>
      <text:p text:style-name="P1"><text:s text:c="6"/>q1.push(root);</text:p>
      <text:p text:style-name="P1"></text:p>
      <text:p text:style-name="P1"><text:s text:c="6"/>while (!q1.empty() || !q2.empty())</text:p>
      <text:p text:style-name="P1"><text:s text:c="6"/>{</text:p>
      <text:p text:style-name="P1"><text:s text:c="10"/>while (!q1.empty())</text:p>
      <text:p text:style-name="P1"><text:s text:c="10"/>{</text:p>
      <text:p text:style-name="P1"><text:s text:c="14"/>if (q1.front()-&gt;left != NULL)</text:p>
      <text:p text:style-name="P1"><text:s text:c="18"/>q2.push(q1.front()-&gt;left);</text:p>
      <text:p text:style-name="P1"></text:p>
      <text:p text:style-name="P1"><text:s text:c="14"/>if (q1.front()-&gt;right != NULL)</text:p>
      <text:p text:style-name="P1"><text:s text:c="18"/>q2.push(q1.front()-&gt;right);</text:p>
      <text:p text:style-name="P1"></text:p>
      <text:p text:style-name="P1"><text:s text:c="14"/>cout &lt;&lt; q1.front()-&gt;data &lt;&lt; " ";</text:p>
      <text:p text:style-name="P1"><text:s text:c="14"/>q1.pop();</text:p>
      <text:p text:style-name="P1"><text:s text:c="10"/>}</text:p>
      <text:p text:style-name="P1"></text:p>
      <text:p text:style-name="P1"><text:s text:c="10"/>cout &lt;&lt; "\n";</text:p>
      <text:p text:style-name="P1"></text:p>
      <text:p text:style-name="P1"><text:s text:c="10"/>while (!q2.empty())</text:p>
      <text:p text:style-name="P1"><text:s text:c="10"/>{</text:p>
      <text:p text:style-name="P1"><text:s text:c="14"/>if (q2.front()-&gt;left != NULL)</text:p>
      <text:p text:style-name="P1"><text:s text:c="18"/>q1.push(q2.front()-&gt;left);</text:p>
      <text:p text:style-name="P1"></text:p>
      <text:p text:style-name="P1"><text:s text:c="14"/>if (q2.front()-&gt;right != NULL)</text:p>
      <text:p text:style-name="P1"><text:s text:c="18"/>q1.push(q2.front()-&gt;right);</text:p>
      <text:p text:style-name="P1"></text:p>
      <text:p text:style-name="P1"><text:s text:c="14"/>cout &lt;&lt; q2.front()-&gt;data &lt;&lt; " ";</text:p>
      <text:p text:style-name="P1"><text:s text:c="14"/>q2.pop();</text:p>
      <text:p text:style-name="P1"><text:s text:c="10"/>}</text:p>
      <text:p text:style-name="P1"></text:p>
      <text:p text:style-name="P1"><text:s text:c="10"/>cout &lt;&lt; "\n";</text:p>
      <text:p text:style-name="P1"><text:s text:c="6"/>}</text:p>
      <text:p text:style-name="P1">}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59:20.829811906</meta:creation-date>
    <dc:date>2018-02-26T11:02:39.569425640</dc:date>
    <meta:editing-duration>P0D</meta:editing-duration>
    <meta:editing-cycles>1</meta:editing-cycles>
    <meta:document-statistic meta:table-count="0" meta:image-count="0" meta:object-count="0" meta:page-count="6" meta:paragraph-count="243" meta:word-count="397" meta:character-count="3787" meta:non-whitespace-character-count="2702"/>
    <meta:generator>LibreOffice/4.2.8.2$Linux_X86_64 LibreOffice_project/420m0$Build-2</meta:generator>
  </office:meta>
</office:document-meta>
</file>